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cm" fo:min-width="9.75cm"/>
    </style:style>
    <style:style style:name="gr2" style:family="graphic" style:parent-style-name="standard">
      <style:graphic-properties draw:stroke="none" svg:stroke-color="#000000" draw:fill="none" draw:fill-color="#ffffff" fo:min-height="1.043cm"/>
      <style:paragraph-properties style:writing-mode="lr-tb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 fo:min-height="13cm" fo:min-width="9.75cm"/>
    </style:style>
    <style:style style:name="gr4" style:family="graphic" style:parent-style-name="standard">
      <style:graphic-properties draw:stroke="none" svg:stroke-color="#3465a4" draw:fill="none" draw:fill-color="#ffffff" fo:min-height="1.578cm"/>
      <style:paragraph-properties style:writing-mode="lr-tb"/>
    </style:style>
    <style:style style:name="gr5" style:family="graphic" style:parent-style-name="standard">
      <style:graphic-properties svg:stroke-color="#3465a4" draw:fill-color="#ffffa6" draw:textarea-horizontal-align="justify" draw:textarea-vertical-align="middle" draw:auto-grow-height="false" fo:min-height="0.852cm" fo:min-width="1.862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2.75cm" fo:min-width="20.75cm"/>
    </style:style>
    <style:style style:name="gr7" style:family="graphic" style:parent-style-name="standard">
      <style:graphic-properties draw:stroke="none" svg:stroke-color="#000000" draw:fill="none" draw:fill-color="#ffffff" fo:min-height="2.44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6cm" fo:min-width="16.75cm"/>
    </style:style>
    <style:style style:name="gr9" style:family="graphic" style:parent-style-name="standard">
      <style:graphic-properties draw:stroke="none" svg:stroke-color="#000000" draw:fill="none" draw:fill-color="#ffffff" fo:min-height="0.828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7.5cm" fo:min-width="16.75cm"/>
    </style:style>
    <style:style style:name="gr11" style:family="graphic" style:parent-style-name="standard">
      <style:graphic-properties draw:stroke="none" svg:stroke-color="#000000" draw:fill="none" draw:fill-color="#ffffff" fo:min-height="1.354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6.25cm" fo:min-width="9.75cm"/>
    </style:style>
    <style:style style:name="gr13" style:family="graphic" style:parent-style-name="standard">
      <style:graphic-properties draw:stroke="none" svg:stroke-color="#000000" draw:fill="none" draw:fill-color="#ffffff" fo:min-height="1.095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1.75cm" fo:min-width="16.75cm"/>
    </style:style>
    <style:style style:name="gr15" style:family="graphic" style:parent-style-name="standard">
      <style:graphic-properties draw:stroke="none" svg:stroke-color="#000000" draw:fill="none" draw:fill-color="#ffffff" fo:min-height="2.233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5cm" fo:min-width="3.25cm"/>
      <style:paragraph-properties style:writing-mode="lr-tb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661cm" fo:min-width="0.48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571cm" fo:min-width="1.707cm"/>
      <style:paragraph-properties style:writing-mode="lr-tb"/>
    </style:style>
    <style:style style:name="gr21" style:family="graphic" style:parent-style-name="standard">
      <style:graphic-properties draw:fill-color="#ffdbb6" draw:textarea-horizontal-align="justify" draw:textarea-vertical-align="middle" draw:auto-grow-height="false" fo:min-height="0.25cm" fo:min-width="0.039cm"/>
    </style:style>
    <style:style style:name="gr22" style:family="graphic" style:parent-style-name="standard">
      <style:graphic-properties draw:fill-color="#ffdbb6" draw:textarea-horizontal-align="justify" draw:textarea-vertical-align="middle" draw:auto-grow-height="false" fo:min-height="0.75cm" fo:min-width="0.712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75cm" fo:min-width="3.25cm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25cm" fo:min-width="0.039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</style:style>
    <style:style style:name="gr26" style:family="graphic" style:parent-style-name="objectwithoutfill">
      <style:graphic-properties draw:marker-end="Arrowheads_20_4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  <style:paragraph-properties style:writing-mode="lr-tb"/>
    </style:style>
    <style:style style:name="gr31" style:family="graphic" style:parent-style-name="objectwithoutfill">
      <style:graphic-properties draw:marker-end="Arrowheads_20_7" draw:marker-end-width="0.3cm" draw:fill="none" draw:textarea-vertical-align="middle"/>
    </style:style>
    <style:style style:name="gr32" style:family="graphic" style:parent-style-name="standard">
      <style:graphic-properties draw:fill-color="#e8f2a1" draw:textarea-horizontal-align="justify" draw:textarea-vertical-align="middle" draw:auto-grow-height="false" fo:min-height="0.25cm" fo:min-width="0.039cm"/>
    </style:style>
    <style:style style:name="gr33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4" style:family="graphic" style:parent-style-name="standard">
      <style:graphic-properties draw:fill-color="#e8f2a1" draw:textarea-horizontal-align="justify" draw:textarea-vertical-align="middle" draw:auto-grow-height="false" fo:min-height="0.25cm" fo:min-width="17cm"/>
    </style:style>
    <style:style style:name="gr35" style:family="graphic" style:parent-style-name="standard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1.571cm" fo:min-width="1.707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626cm" fo:min-width="0.444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5cm" fo:min-width="1.621cm"/>
    </style:style>
    <style:style style:name="gr39" style:family="graphic" style:parent-style-name="standard">
      <style:graphic-properties draw:fill-color="#e8f2a1" draw:textarea-horizontal-align="justify" draw:textarea-vertical-align="middle" draw:auto-grow-height="false" fo:min-height="0cm" fo:min-width="8.25cm"/>
    </style:style>
    <style:style style:name="gr40" style:family="graphic" style:parent-style-name="objectwithoutfill">
      <style:graphic-properties draw:marker-end="Arrowheads_20_13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5.75cm"/>
    </style:style>
    <style:style style:name="gr44" style:family="graphic" style:parent-style-name="standard">
      <style:graphic-properties draw:fill-color="#729fcf" draw:textarea-horizontal-align="justify" draw:textarea-vertical-align="middle" draw:auto-grow-height="false" fo:min-height="0.25cm" fo:min-width="0.039cm"/>
    </style:style>
    <style:style style:name="gr45" style:family="graphic" style:parent-style-name="standard">
      <style:graphic-properties draw:fill-color="#729fcf" draw:textarea-horizontal-align="justify" draw:textarea-vertical-align="middle" draw:auto-grow-height="false" fo:min-height="0.75cm" fo:min-width="0.71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47" style:family="graphic" style:parent-style-name="standard">
      <style:graphic-properties draw:fill-color="#e0c2cd" draw:textarea-horizontal-align="justify" draw:textarea-vertical-align="middle" draw:auto-grow-height="false" fo:min-height="1.5cm" fo:min-width="1.25cm"/>
    </style:style>
    <style:style style:name="gr48" style:family="graphic" style:parent-style-name="standard">
      <style:graphic-properties draw:fill-color="#e0c2cd" draw:textarea-horizontal-align="justify" draw:textarea-vertical-align="middle" draw:auto-grow-height="false" fo:min-height="0.634cm" fo:min-width="0.384cm"/>
    </style:style>
    <style:style style:name="gr49" style:family="graphic" style:parent-style-name="standard">
      <style:graphic-properties draw:fill-color="#f7d1d5" draw:textarea-horizontal-align="justify" draw:textarea-vertical-align="middle" draw:auto-grow-height="false" fo:min-height="1.5cm" fo:min-width="4.5cm"/>
    </style:style>
    <style:style style:name="gr50" style:family="graphic" style:parent-style-name="standard">
      <style:graphic-properties draw:fill-color="#f7d1d5" draw:textarea-horizontal-align="justify" draw:textarea-vertical-align="middle" draw:auto-grow-height="false" fo:min-height="1.5cm" fo:min-width="1.25cm"/>
    </style:style>
    <style:style style:name="gr51" style:family="graphic" style:parent-style-name="standard">
      <style:graphic-properties draw:fill-color="#f7d1d5" draw:textarea-horizontal-align="justify" draw:textarea-vertical-align="middle" draw:auto-grow-height="false" fo:min-height="0.634cm" fo:min-width="0.384cm"/>
    </style:style>
    <style:style style:name="gr5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53" style:family="graphic" style:parent-style-name="standard">
      <style:graphic-properties draw:fill-color="#e0c2cd" draw:textarea-horizontal-align="justify" draw:textarea-vertical-align="middle" draw:auto-grow-height="false" fo:min-height="0.25cm" fo:min-width="0.039cm"/>
    </style:style>
    <style:style style:name="gr54" style:family="graphic" style:parent-style-name="standard">
      <style:graphic-properties draw:fill-color="#e0c2cd" draw:textarea-horizontal-align="justify" draw:textarea-vertical-align="middle" draw:auto-grow-height="false" fo:min-height="0.75cm" fo:min-width="0.712cm"/>
      <style:paragraph-properties style:writing-mode="lr-tb"/>
    </style:style>
    <style:style style:name="gr55" style:family="graphic" style:parent-style-name="standard">
      <style:graphic-properties draw:fill-color="#f7d1d5" draw:textarea-horizontal-align="justify" draw:textarea-vertical-align="middle" draw:auto-grow-height="false" fo:min-height="0.25cm" fo:min-width="0.039cm"/>
    </style:style>
    <style:style style:name="gr56" style:family="graphic" style:parent-style-name="standard">
      <style:graphic-properties draw:fill-color="#f7d1d5" draw:textarea-horizontal-align="justify" draw:textarea-vertical-align="middle" draw:auto-grow-height="false" fo:min-height="0.75cm" fo:min-width="0.712cm"/>
      <style:paragraph-properties style:writing-mode="lr-tb"/>
    </style:style>
    <style:style style:name="gr57" style:family="graphic" style:parent-style-name="standard">
      <style:graphic-properties draw:fill-color="#77bc65" draw:textarea-horizontal-align="justify" draw:textarea-vertical-align="middle" draw:auto-grow-height="false" fo:min-height="2.5cm" fo:min-width="9.25cm"/>
    </style:style>
    <style:style style:name="gr58" style:family="graphic" style:parent-style-name="standard">
      <style:graphic-properties draw:fill-color="#dee6ef" draw:textarea-horizontal-align="justify" draw:textarea-vertical-align="middle" draw:auto-grow-height="false" fo:min-height="1cm" fo:min-width="11cm"/>
    </style:style>
    <style:style style:name="gr5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0" style:family="graphic" style:parent-style-name="objectwithoutfill">
      <style:graphic-properties draw:marker-end="Arrowheads_20_15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0.126cm" fo:min-width="0cm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5cm" fo:min-width="0.563cm"/>
      <style:paragraph-properties style:writing-mode="lr-tb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2cm" fo:min-width="1cm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0.282cm" fo:min-width="0.032cm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0.634cm" fo:min-width="0.38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a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end"/>
    </style:style>
    <style:style style:name="P7" style:family="paragraph">
      <loext:graphic-properties draw:fill-color="#ffdbb6"/>
      <style:paragraph-properties fo:text-align="center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e8f2a1"/>
      <style:paragraph-properties fo:text-align="center"/>
    </style:style>
    <style:style style:name="P12" style:family="paragraph">
      <loext:graphic-properties draw:fill-color="#e8f2a1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end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loext:graphic-properties draw:fill-color="#e0c2cd"/>
      <style:paragraph-properties fo:text-align="center"/>
    </style:style>
    <style:style style:name="P16" style:family="paragraph">
      <loext:graphic-properties draw:fill-color="#f7d1d5"/>
      <style:paragraph-properties fo:text-align="center"/>
    </style:style>
    <style:style style:name="P17" style:family="paragraph">
      <loext:graphic-properties draw:fill-color="#77bc65"/>
      <style:paragraph-properties fo:text-align="center"/>
    </style:style>
    <style:style style:name="P18" style:family="paragraph">
      <loext:graphic-properties draw:fill-color="#dee6ef"/>
      <style:paragraph-properties fo:text-align="center"/>
    </style:style>
    <style:style style:name="P19" style:family="paragraph">
      <style:text-properties fo:font-size="11pt" style:font-size-asian="11pt" style:font-size-complex="11pt"/>
    </style:style>
    <style:style style:name="P20" style:family="paragraph">
      <loext:graphic-properties draw:fill="none" draw:fill-color="#ffffff"/>
      <style:text-properties fo:font-size="11pt" style:font-size-asian="11pt" style:font-size-complex="11pt"/>
    </style:style>
    <style:style style:name="P21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5cm" svg:height="6.25cm" svg:x="12.5cm" svg:y="1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cm" svg:height="1.293cm" svg:x="12.5cm" svg:y="1.5cm">
            <draw:text-box>
              <text:p>Vision</text:p>
            </draw:text-box>
          </draw:frame>
        </draw:g>
        <draw:g>
          <draw:g>
            <draw:custom-shape draw:style-name="gr3" draw:text-style-name="P1" draw:layer="layout" svg:width="10.25cm" svg:height="13.25cm" svg:x="1.5cm" svg:y="1.462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4.25cm" svg:height="1.828cm" svg:x="1.5cm" svg:y="1.462cm">
              <draw:text-box>
                <text:p>Power</text:p>
              </draw:text-box>
            </draw:frame>
          </draw:g>
          <draw:custom-shape draw:style-name="gr5" draw:text-style-name="P4" draw:layer="layout" svg:width="3.75cm" svg:height="1.75cm" svg:x="1.75cm" svg:y="2.712cm">
            <text:p text:style-name="P3">Solar</text:p>
            <text:p text:style-name="P3">Cells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6" draw:text-style-name="P1" draw:layer="layout" svg:width="21.25cm" svg:height="13cm" svg:x="1.274cm" svg:y="15.2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8.293cm" svg:height="2.69cm" svg:x="1.274cm" svg:y="15.25cm">
            <draw:text-box>
              <text:p>Sensors</text:p>
            </draw:text-box>
          </draw:frame>
        </draw:g>
        <draw:g>
          <draw:custom-shape draw:style-name="gr8" draw:text-style-name="P1" draw:layer="layout" svg:width="17.25cm" svg:height="6.25cm" svg:x="23.25cm" svg:y="1.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7.573cm" svg:height="1.078cm" svg:x="23.25cm" svg:y="1.5cm">
            <draw:text-box>
              <text:p>Controller</text:p>
            </draw:text-box>
          </draw:frame>
        </draw:g>
        <draw:g>
          <draw:custom-shape draw:style-name="gr10" draw:text-style-name="P1" draw:layer="layout" svg:width="17.25cm" svg:height="7.75cm" svg:x="23.25cm" svg:y="20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2" draw:layer="layout" svg:width="7.573cm" svg:height="1.604cm" svg:x="23.25cm" svg:y="20.5cm">
            <draw:text-box>
              <text:p>Motion</text:p>
            </draw:text-box>
          </draw:frame>
        </draw:g>
        <draw:g>
          <draw:custom-shape draw:style-name="gr12" draw:text-style-name="P1" draw:layer="layout" svg:width="10.25cm" svg:height="6.5cm" svg:x="12.5cm" svg:y="8.2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2" draw:layer="layout" svg:width="4cm" svg:height="1.345cm" svg:x="12.5cm" svg:y="8.25cm">
            <draw:text-box>
              <text:p>Audio</text:p>
            </draw:text-box>
          </draw:frame>
        </draw:g>
        <draw:g>
          <draw:custom-shape draw:style-name="gr14" draw:text-style-name="P1" draw:layer="layout" svg:width="17.25cm" svg:height="12cm" svg:x="23.25cm" svg:y="8.2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" draw:layer="layout" svg:width="6.732cm" svg:height="2.483cm" svg:x="23.25cm" svg:y="8.25cm">
            <draw:text-box>
              <text:p>Hats</text:p>
            </draw:text-box>
          </draw:frame>
        </draw:g>
        <draw:custom-shape draw:style-name="gr16" draw:text-style-name="P1" draw:layer="layout" svg:width="3.75cm" svg:height="1.75cm" svg:x="1.75cm" svg:y="11.5cm">
          <text:p text:style-name="P3">6v Battery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75cm" svg:height="1.75cm" svg:x="1.75cm" svg:y="7cm">
          <text:p text:style-name="P3">Charge Controller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3.75cm" svg:y1="4.5cm" svg:x2="3.75cm" svg:y2="7cm">
          <text:p/>
        </draw:line>
        <draw:line draw:style-name="gr18" draw:text-style-name="P5" draw:layer="layout" svg:x1="3.75cm" svg:y1="8.75cm" svg:x2="3.75cm" svg:y2="11.5cm">
          <text:p/>
        </draw:line>
        <draw:g>
          <draw:custom-shape draw:style-name="gr19" draw:text-style-name="P6" draw:layer="layout" svg:width="1.962cm" svg:height="1.821cm" draw:transform="rotate (1.5707963267949) translate (2.179cm 27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0" draw:text-style-name="P6" draw:layer="layout" svg:width="2.207cm" svg:height="1.821cm" draw:transform="rotate (1.5707963267949) translate (2.179cm 26.02cm)">
            <text:p text:style-name="P3">Mag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7" draw:layer="layout" svg:width="1.077cm" svg:height="1cm" svg:x="8.75cm" svg:y="11.7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7" draw:layer="layout" svg:width="1.212cm" svg:height="1cm" svg:x="9.288cm" svg:y="11.75cm">
            <text:p text:style-name="P3">B</text:p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" draw:layer="layout" svg:width="3.75cm" svg:height="3cm" svg:x="7.25cm" svg:y="6.25cm">
          <text:p text:style-name="P3">Current Monitor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1" draw:layer="layout" svg:width="1.077cm" svg:height="1cm" draw:transform="rotate (-1.5704472609445) translate (8.25cm 9.25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-1.5704472609445) translate (8.25cm 9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1" draw:layer="layout" svg:width="1.077cm" svg:height="1cm" draw:transform="rotate (1.58091923645646) translate (7.268cm 6.26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1.58091923645646) translate (7.262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1" draw:layer="layout" svg:width="1.077cm" svg:height="1cm" draw:transform="rotate (1.58091923645646) translate (9.75cm 6.26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1.58091923645646) translate (9.744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6" draw:text-style-name="P5" draw:layer="layout" svg:x1="3.75cm" svg:y1="5.25cm" svg:x2="7.25cm" svg:y2="5.25cm">
          <text:p/>
        </draw:line>
        <draw:line draw:style-name="gr27" draw:text-style-name="P5" draw:layer="layout" svg:x1="3.75cm" svg:y1="10.5cm" svg:x2="7.25cm" svg:y2="10.5cm">
          <text:p/>
        </draw:line>
        <draw:frame draw:style-name="gr28" draw:text-style-name="P9" draw:layer="layout" svg:width="1cm" svg:height="1cm" svg:x="9.75cm" svg:y="2cm">
          <draw:text-box>
            <text:p text:style-name="P8"><text:span text:style-name="T1">3</text:span></text:p>
          </draw:text-box>
        </draw:frame>
        <draw:frame draw:style-name="gr28" draw:text-style-name="P9" draw:layer="layout" svg:width="1cm" svg:height="1cm" svg:x="7.25cm" svg:y="4.5cm">
          <draw:text-box>
            <text:p text:style-name="P8"><text:span text:style-name="T1">1</text:span></text:p>
          </draw:text-box>
        </draw:frame>
        <draw:frame draw:style-name="gr28" draw:text-style-name="P9" draw:layer="layout" svg:width="1cm" svg:height="1cm" svg:x="9.75cm" svg:y="4.5cm">
          <draw:text-box>
            <text:p text:style-name="P8"><text:span text:style-name="T1">2</text:span></text:p>
          </draw:text-box>
        </draw:frame>
        <draw:frame draw:style-name="gr28" draw:text-style-name="P9" draw:layer="layout" svg:width="1cm" svg:height="1cm" svg:x="7.25cm" svg:y="10cm">
          <draw:text-box>
            <text:p text:style-name="P8"><text:span text:style-name="T1">3</text:span></text:p>
          </draw:text-box>
        </draw:frame>
        <draw:line draw:style-name="gr29" draw:text-style-name="P5" draw:layer="layout" svg:x1="5.5cm" svg:y1="12.25cm" svg:x2="8.75cm" svg:y2="12.25cm">
          <text:p/>
        </draw:line>
        <draw:g>
          <draw:custom-shape draw:style-name="gr24" draw:text-style-name="P1" draw:layer="layout" svg:width="1.077cm" svg:height="1cm" draw:transform="rotate (1.58091923645646) translate (9.75cm 3.76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0" draw:text-style-name="P1" draw:layer="layout" svg:width="1.212cm" svg:height="1cm" draw:transform="rotate (1.58091923645646) translate (9.744cm 3.202cm)">
            <text:p text:style-name="P10">A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31" draw:text-style-name="P5" draw:layer="layout" svg:x1="10.25cm" svg:y1="3.75cm" svg:x2="10.25cm" svg:y2="4.5cm">
          <text:p/>
        </draw:line>
        <draw:g>
          <draw:custom-shape draw:style-name="gr32" draw:text-style-name="P11" draw:layer="layout" svg:width="1.077cm" svg:height="1cm" draw:transform="rotate (-1.5707963267949) translate (10.754cm 9.228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3" draw:text-style-name="P12" draw:layer="layout" svg:width="1.212cm" svg:height="1cm" draw:transform="rotate (-1.5707963267949) translate (10.754cm 9.786cm)">
            <text:p text:style-name="P10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4" draw:text-style-name="P11" draw:layer="layout" svg:width="17.5cm" svg:height="0.5cm" svg:x="2.25cm" svg:y="27cm">
          <text:p/>
          <draw:enhanced-geometry svg:viewBox="0 0 21600 21600" draw:type="rectangle" draw:enhanced-path="M 0 0 L 21600 0 21600 21600 0 21600 0 0 Z N"/>
        </draw:custom-shape>
        <draw:g>
          <draw:custom-shape draw:style-name="gr32" draw:text-style-name="P11" draw:layer="layout" svg:width="1.077cm" svg:height="1cm" svg:x="19.75cm" svg:y="26.75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5" draw:text-style-name="P11" draw:layer="layout" svg:width="1.212cm" svg:height="1cm" svg:x="20.288cm" svg:y="26.75cm">
            <text:p text:style-name="P3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6" draw:layer="layout" svg:width="1.962cm" svg:height="1.821cm" draw:transform="rotate (1.5707963267949) translate (4.679cm 26.937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0" draw:text-style-name="P1" draw:layer="layout" svg:width="2.207cm" svg:height="1.821cm" draw:transform="rotate (1.5707963267949) translate (4.679cm 25.957cm)">
            <text:p text:style-name="P3">Mux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6" draw:layer="layout" svg:width="1.962cm" svg:height="1.821cm" draw:transform="rotate (1.5707963267949) translate (7.25cm 26.937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6" draw:text-style-name="P6" draw:layer="layout" svg:width="2.207cm" svg:height="1.821cm" draw:transform="rotate (1.5707963267949) translate (7.25cm 25.9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37" draw:text-style-name="P6" draw:layer="layout" svg:width="1.886cm" svg:height="1.75cm" draw:transform="rotate (1.5707963267949) translate (2cm 21.06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</draw:g>
          <draw:g>
            <draw:custom-shape draw:style-name="gr37" draw:text-style-name="P6" draw:layer="layout" svg:width="1.886cm" svg:height="1.75cm" draw:transform="rotate (1.5707963267949) translate (3.75cm 21.06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8" draw:text-style-name="P6" draw:layer="layout" svg:width="2.121cm" svg:height="1.75cm" draw:transform="rotate (1.5707963267949) translate (3.75cm 20.1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7" draw:text-style-name="P6" draw:layer="layout" svg:width="1.886cm" svg:height="1.75cm" draw:transform="rotate (1.5707963267949) translate (5.5cm 21.06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8" draw:text-style-name="P6" draw:layer="layout" svg:width="2.121cm" svg:height="1.75cm" draw:transform="rotate (1.5707963267949) translate (5.5cm 20.1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7" draw:text-style-name="P6" draw:layer="layout" svg:width="1.886cm" svg:height="1.75cm" draw:transform="rotate (1.5707963267949) translate (7.25cm 21.06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8" draw:text-style-name="P6" draw:layer="layout" svg:width="2.121cm" svg:height="1.75cm" draw:transform="rotate (1.5707963267949) translate (7.25cm 20.1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7" draw:text-style-name="P6" draw:layer="layout" svg:width="1.886cm" svg:height="1.75cm" draw:transform="rotate (1.5707963267949) translate (9cm 21.06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8" draw:text-style-name="P6" draw:layer="layout" svg:width="2.121cm" svg:height="1.75cm" draw:transform="rotate (1.5707963267949) translate (9cm 20.1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9" draw:text-style-name="P11" draw:layer="layout" svg:width="8.75cm" svg:height="0.25cm" svg:x="2cm" svg:y="21.10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6" draw:layer="layout" svg:width="2.121cm" svg:height="1.75cm" draw:transform="rotate (1.5707963267949) translate (2cm 20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40" draw:text-style-name="P5" draw:layer="layout" svg:x1="5.613cm" svg:y1="21.373cm" svg:x2="5.626cm" svg:y2="23.747cm">
          <text:p/>
        </draw:line>
        <draw:frame draw:style-name="gr41" draw:text-style-name="P2" draw:layer="layout" svg:width="4.376cm" svg:height="0.962cm" svg:x="4cm" svg:y="18.75cm">
          <draw:text-box>
            <text:p>Light Sensors</text:p>
          </draw:text-box>
        </draw:frame>
        <draw:g>
          <draw:custom-shape draw:style-name="gr19" draw:text-style-name="P6" draw:layer="layout" svg:width="1.962cm" svg:height="1.821cm" draw:transform="rotate (1.5707963267949) translate (13.75cm 21.25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0" draw:text-style-name="P6" draw:layer="layout" svg:width="2.207cm" svg:height="1.821cm" draw:transform="rotate (1.5707963267949) translate (13.75cm 20.27cm)">
            <text:p text:style-name="P13">GP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2" draw:text-style-name="P2" draw:layer="layout" svg:width="3.25cm" svg:height="2cm" svg:x="17.25cm" svg:y="27.5cm">
          <draw:text-box>
            <text:p>I2C Bus</text:p>
          </draw:text-box>
        </draw:frame>
        <draw:custom-shape draw:style-name="gr43" draw:text-style-name="P3" draw:layer="layout" svg:width="6.25cm" svg:height="0.25cm" svg:x="13.75cm" svg:y="21.25cm">
          <text:p/>
          <draw:enhanced-geometry svg:viewBox="0 0 21600 21600" draw:type="rectangle" draw:enhanced-path="M 0 0 L 21600 0 21600 21600 0 21600 0 0 Z N"/>
        </draw:custom-shape>
        <draw:g>
          <draw:custom-shape draw:style-name="gr44" draw:text-style-name="P14" draw:layer="layout" svg:width="1.077cm" svg:height="1cm" svg:x="20cm" svg:y="20.75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45" draw:text-style-name="P14" draw:layer="layout" svg:width="1.212cm" svg:height="1cm" svg:x="20.538cm" svg:y="20.75cm">
            <text:p text:style-name="P3">D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6" draw:text-style-name="P2" draw:layer="layout" svg:width="4.75cm" svg:height="1.5cm" svg:x="16.75cm" svg:y="21.5cm">
          <draw:text-box>
            <text:p>serial bus 1</text:p>
          </draw:text-box>
        </draw:frame>
        <draw:g>
          <draw:custom-shape draw:style-name="gr47" draw:text-style-name="P15" draw:layer="layout" svg:width="1.75cm" svg:height="1.75cm" svg:x="13.25cm" svg:y="2.7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5" draw:layer="layout" svg:width="1.25cm" svg:height="1.25cm" svg:x="13.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9" draw:text-style-name="P16" draw:layer="layout" svg:width="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0" draw:text-style-name="P16" draw:layer="layout" svg:width="1.75cm" svg:height="1.75cm" svg:x="16.5cm" svg:y="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51" draw:text-style-name="P16" draw:layer="layout" svg:width="1.25cm" svg:height="1.25cm" svg:x="16.75cm" svg:y="5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50" draw:text-style-name="P16" draw:layer="layout" svg:width="1.7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6" draw:layer="layout" svg:width="1.25cm" svg:height="1.25cm" svg:x="13.5cm" svg:y="5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2" draw:text-style-name="P2" draw:layer="layout" svg:width="4cm" svg:height="1.75cm" svg:x="15.25cm" svg:y="2.75cm">
          <draw:text-box>
            <text:p>Pi Camera</text:p>
          </draw:text-box>
        </draw:frame>
        <draw:frame draw:style-name="gr52" draw:text-style-name="P2" draw:layer="layout" svg:width="3.75cm" svg:height="1.75cm" svg:x="18.5cm" svg:y="5.5cm">
          <draw:text-box>
            <text:p>AI Camera</text:p>
          </draw:text-box>
        </draw:frame>
        <draw:g>
          <draw:custom-shape draw:style-name="gr53" draw:text-style-name="P15" draw:layer="layout" svg:width="1.077cm" svg:height="1cm" svg:x="15cm" svg:y="3.7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4" draw:text-style-name="P15" draw:layer="layout" svg:width="1.212cm" svg:height="1cm" svg:x="15.538cm" svg:y="3.75cm">
            <text:p text:style-name="P3">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5" draw:text-style-name="P16" draw:layer="layout" svg:width="1.077cm" svg:height="1cm" svg:x="18.25cm" svg:y="6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6" draw:text-style-name="P16" draw:layer="layout" svg:width="1.212cm" svg:height="1cm" svg:x="18.788cm" svg:y="6.5cm">
            <text:p text:style-name="P3">F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7" draw:layer="layout" svg:width="9.75cm" svg:height="2.75cm" svg:x="30cm" svg:y="2.25cm">
            <text:p/>
            <draw:enhanced-geometry svg:viewBox="0 0 21600 21600" draw:type="rectangle" draw:enhanced-path="M 0 0 L 21600 0 21600 21600 0 21600 0 0 Z N"/>
          </draw:custom-shape>
          <draw:frame draw:style-name="gr46" draw:text-style-name="P2" draw:layer="layout" svg:width="7.75cm" svg:height="1.5cm" svg:x="31.25cm" svg:y="2.5cm">
            <draw:text-box>
              <text:p>Raspberry Pi Zero 2 W</text:p>
            </draw:text-box>
          </draw:frame>
        </draw:g>
        <draw:custom-shape draw:style-name="gr21" draw:text-style-name="P7" draw:layer="layout" svg:width="1.077cm" svg:height="1cm" draw:transform="rotate (-3.14159265358979) translate (26cm 11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58" draw:text-style-name="P18" draw:layer="layout" svg:width="11.5cm" svg:height="1.25cm" svg:x="26cm" svg:y="10.75cm">
            <text:p/>
            <draw:enhanced-geometry svg:viewBox="0 0 21600 21600" draw:type="rectangle" draw:enhanced-path="M 0 0 L 21600 0 21600 21600 0 21600 0 0 Z N"/>
          </draw:custom-shape>
          <draw:frame draw:style-name="gr59" draw:text-style-name="P2" draw:layer="layout" svg:width="10.25cm" svg:height="1cm" svg:x="26.25cm" svg:y="10.75cm">
            <draw:text-box>
              <text:p>Servo hat</text:p>
            </draw:text-box>
          </draw:frame>
          <draw:custom-shape draw:style-name="gr22" draw:text-style-name="P7" draw:layer="layout" svg:width="1.212cm" svg:height="1cm" svg:x="24.25cm" svg:y="10.75cm">
            <text:p text:style-name="P3">B</text:p>
            <draw:enhanced-geometry svg:viewBox="0 0 21600 21600" draw:type="rectangle" draw:enhanced-path="M 0 0 L 21600 0 21600 21600 0 21600 0 0 Z N"/>
          </draw:custom-shape>
          <draw:g>
            <draw:custom-shape draw:style-name="gr32" draw:text-style-name="P11" draw:layer="layout" svg:width="1.077cm" svg:height="1cm" svg:x="37.5cm" svg:y="10.75cm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5" draw:text-style-name="P11" draw:layer="layout" svg:width="1.212cm" svg:height="1cm" svg:x="38.038cm" svg:y="10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60" draw:text-style-name="P5" draw:layer="layout" svg:x1="36.25cm" svg:y1="10.75cm" svg:x2="36.25cm" svg:y2="5cm">
          <text:p/>
        </draw:line>
        <draw:frame draw:style-name="gr61" draw:text-style-name="P20" draw:layer="layout" svg:width="6cm" svg:height="1.25cm" svg:x="36.25cm" svg:y="5.5cm">
          <draw:text-box>
            <text:p text:style-name="P19"><text:span text:style-name="T1">Power</text:span></text:p>
          </draw:text-box>
        </draw:frame>
        <draw:g>
          <draw:custom-shape draw:style-name="gr62" draw:text-style-name="P6" draw:layer="layout" svg:width="0.808cm" svg:height="0.75cm" draw:transform="rotate (1.5707963267949) translate (33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33cm 10.313cm)">
            <text:p text:style-name="P8"><text:span text:style-name="T1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27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27cm 10.313cm)">
            <text:p text:style-name="P8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32.2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32.25cm 10.313cm)">
            <text:p text:style-name="P8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27.7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27.75cm 10.313cm)">
            <text:p text:style-name="P8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28.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28.5cm 10.313cm)">
            <text:p text:style-name="P8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29.2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29.25cm 10.313cm)">
            <text:p text:style-name="P8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30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30cm 10.313cm)">
            <text:p text:style-name="P8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30.7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30.75cm 10.313cm)">
            <text:p text:style-name="P8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31.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31.5cm 10.313cm)">
            <text:p text:style-name="P8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2" draw:text-style-name="P6" draw:layer="layout" svg:width="0.808cm" svg:height="0.75cm" draw:transform="rotate (1.5707963267949) translate (33.7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3" draw:text-style-name="P21" draw:layer="layout" svg:width="1.063cm" svg:height="0.75cm" draw:transform="rotate (1.5707963267949) translate (33.75cm 10.313cm)">
            <text:p text:style-name="P8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62" draw:text-style-name="P6" draw:layer="layout" svg:width="0.808cm" svg:height="0.75cm" draw:transform="rotate (1.5707963267949) translate (26.25cm 10.78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63" draw:text-style-name="P21" draw:layer="layout" svg:width="1.063cm" svg:height="0.75cm" draw:transform="rotate (1.5707963267949) translate (26.25cm 10.313cm)">
              <text:p text:style-name="P8"><text:span text:style-name="T1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2" draw:text-style-name="P6" draw:layer="layout" svg:width="0.808cm" svg:height="0.75cm" draw:transform="rotate (1.5707963267949) translate (34.5cm 10.78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63" draw:text-style-name="P21" draw:layer="layout" svg:width="1.063cm" svg:height="0.75cm" draw:transform="rotate (1.5707963267949) translate (34.5cm 10.313cm)">
              <text:p text:style-name="P8"><text:span text:style-name="T1">1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1" draw:text-style-name="P7" draw:layer="layout" svg:width="1.077cm" svg:height="1cm" draw:transform="rotate (-3.14159265358979) translate (26cm 13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58" draw:text-style-name="P18" draw:layer="layout" svg:width="11.5cm" svg:height="1.25cm" svg:x="26cm" svg:y="12.75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" draw:layer="layout" svg:width="10.25cm" svg:height="1cm" svg:x="26.25cm" svg:y="12.75cm">
              <draw:text-box>
                <text:p>Audio hat</text:p>
              </draw:text-box>
            </draw:frame>
            <draw:custom-shape draw:style-name="gr22" draw:text-style-name="P7" draw:layer="layout" svg:width="1.212cm" svg:height="1cm" svg:x="24.25cm" svg:y="12.75cm">
              <text:p text:style-name="P3">G</text:p>
              <draw:enhanced-geometry svg:viewBox="0 0 21600 21600" draw:type="rectangle" draw:enhanced-path="M 0 0 L 21600 0 21600 21600 0 21600 0 0 Z N"/>
            </draw:custom-shape>
            <draw:g>
              <draw:custom-shape draw:style-name="gr32" draw:text-style-name="P11" draw:layer="layout" svg:width="1.077cm" svg:height="1cm" svg:x="37.5cm" svg:y="12.75cm">
                <text:p/>
  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  </draw:custom-shape>
              <draw:custom-shape draw:style-name="gr35" draw:text-style-name="P11" draw:layer="layout" svg:width="1.212cm" svg:height="1cm" svg:x="38.038cm" svg:y="12.75cm">
                <text:p text:style-name="P3">C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g>
              <draw:g>
                <draw:custom-shape draw:style-name="gr64" draw:text-style-name="P1" draw:layer="layout" svg:width="1.5cm" svg:height="2.25cm" svg:x="13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5" draw:text-style-name="P1" draw:layer="layout" svg:width="0.75cm" svg:height="0.75cm" svg:x="13.5cm" svg:y="11.7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66" draw:text-style-name="P1" draw:layer="layout" svg:width="1.25cm" svg:height="1.25cm" svg:x="13cm" svg:y="12.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g>
                <draw:custom-shape draw:style-name="gr64" draw:text-style-name="P1" draw:layer="layout" svg:width="1.5cm" svg:height="2.25cm" svg:x="15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5" draw:text-style-name="P1" draw:layer="layout" svg:width="0.75cm" svg:height="0.75cm" svg:x="15.5cm" svg:y="11.7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66" draw:text-style-name="P1" draw:layer="layout" svg:width="1.25cm" svg:height="1.25cm" svg:x="15cm" svg:y="12.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46" draw:text-style-name="P2" draw:layer="layout" svg:width="6.25cm" svg:height="1.5cm" svg:x="12.75cm" svg:y="13.75cm">
            <draw:text-box>
              <text:p>Speakers</text:p>
            </draw:text-box>
          </draw:frame>
          <draw:g>
            <draw:custom-shape draw:style-name="gr21" draw:text-style-name="P7" draw:layer="layout" svg:width="1.077cm" svg:height="1cm" svg:x="16.5cm" svg:y="13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2" draw:text-style-name="P7" draw:layer="layout" svg:width="1.212cm" svg:height="1cm" svg:x="17.038cm" svg:y="13cm">
              <text:p text:style-name="P3">G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44" draw:text-style-name="P14" draw:layer="layout" svg:width="1.077cm" svg:height="1cm" draw:transform="rotate (-3.14159265358979) translate (26cm 15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8" draw:text-style-name="P18" draw:layer="layout" svg:width="11.5cm" svg:height="1.25cm" svg:x="26cm" svg:y="14.75cm">
            <text:p/>
            <draw:enhanced-geometry svg:viewBox="0 0 21600 21600" draw:type="rectangle" draw:enhanced-path="M 0 0 L 21600 0 21600 21600 0 21600 0 0 Z N"/>
          </draw:custom-shape>
          <draw:frame draw:style-name="gr59" draw:text-style-name="P2" draw:layer="layout" svg:width="10.25cm" svg:height="1cm" svg:x="26.25cm" svg:y="14.75cm">
            <draw:text-box>
              <text:p>UART hat</text:p>
            </draw:text-box>
          </draw:frame>
          <draw:custom-shape draw:style-name="gr45" draw:text-style-name="P14" draw:layer="layout" svg:width="1.212cm" svg:height="1cm" svg:x="24.25cm" svg:y="14.75cm">
            <text:p text:style-name="P3">D</text:p>
            <draw:enhanced-geometry svg:viewBox="0 0 21600 21600" draw:type="rectangle" draw:enhanced-path="M 0 0 L 21600 0 21600 21600 0 21600 0 0 Z N"/>
          </draw:custom-shape>
          <draw:g>
            <draw:custom-shape draw:style-name="gr32" draw:text-style-name="P11" draw:layer="layout" svg:width="1.077cm" svg:height="1cm" svg:x="37.5cm" svg:y="14.75cm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5" draw:text-style-name="P11" draw:layer="layout" svg:width="1.212cm" svg:height="1cm" svg:x="38.038cm" svg:y="14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6-30T05:40:45.915484143</meta:creation-date>
    <dc:date>2022-06-30T07:17:27.521856703</dc:date>
    <meta:editing-duration>PT1H2M47S</meta:editing-duration>
    <meta:editing-cycles>18</meta:editing-cycles>
    <meta:generator>LibreOffice/7.2.5.2$MacOSX_AARCH64 LibreOffice_project/499f9727c189e6ef3471021d6132d4c694f357e5</meta:generator>
    <meta:document-statistic meta:object-count="198"/>
  </office:meta>
</office:document-meta>
</file>